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q serif" svg:font-family="'q serif', Georgia, Times, 'Times New Roman', 'Hiragino Kaku Gothic Pro', Meiryo, serif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ac7"/>
    </style:style>
    <style:style style:name="P2" style:family="paragraph" style:parent-style-name="Standard">
      <style:text-properties officeooo:rsid="001f7ac7" officeooo:paragraph-rsid="001f7ac7"/>
    </style:style>
    <style:style style:name="P3" style:family="paragraph" style:parent-style-name="Standard">
      <style:text-properties fo:font-weight="bold" officeooo:rsid="001f7ac7" officeooo:paragraph-rsid="001f7ac7" style:font-weight-asian="bold" style:font-weight-complex="bold"/>
    </style:style>
    <style:style style:name="P4" style:family="paragraph" style:parent-style-name="Standard">
      <style:text-properties fo:font-weight="bold" officeooo:rsid="001f7ac7" officeooo:paragraph-rsid="0028c8d7" style:font-weight-asian="bold" style:font-weight-complex="bold"/>
    </style:style>
    <style:style style:name="P5" style:family="paragraph" style:parent-style-name="Standard">
      <style:text-properties fo:font-weight="bold" officeooo:rsid="00261ff5" officeooo:paragraph-rsid="00261ff5" style:font-weight-asian="bold" style:font-weight-complex="bold"/>
    </style:style>
    <style:style style:name="P6" style:family="paragraph" style:parent-style-name="Standard">
      <style:text-properties fo:font-weight="bold" officeooo:rsid="00270a3a" officeooo:paragraph-rsid="00270a3a" style:font-weight-asian="bold" style:font-weight-complex="bold"/>
    </style:style>
    <style:style style:name="P7" style:family="paragraph" style:parent-style-name="Standard">
      <style:text-properties fo:font-weight="bold" officeooo:rsid="0028dbf6" officeooo:paragraph-rsid="0028c8d7" style:font-weight-asian="bold" style:font-weight-complex="bold"/>
    </style:style>
    <style:style style:name="P8" style:family="paragraph" style:parent-style-name="Standard">
      <style:text-properties fo:font-weight="bold" officeooo:rsid="0028dbf6" officeooo:paragraph-rsid="0028dbf6" style:font-weight-asian="bold" style:font-weight-complex="bold"/>
    </style:style>
    <style:style style:name="P9" style:family="paragraph" style:parent-style-name="Standard">
      <style:text-properties fo:font-weight="bold" officeooo:rsid="002c18ef" officeooo:paragraph-rsid="002c18ef" style:font-weight-asian="bold" style:font-weight-complex="bold"/>
    </style:style>
    <style:style style:name="P10" style:family="paragraph" style:parent-style-name="Standard">
      <style:text-properties fo:font-weight="bold" officeooo:rsid="003607f8" officeooo:paragraph-rsid="003607f8" style:font-weight-asian="bold" style:font-weight-complex="bold"/>
    </style:style>
    <style:style style:name="P11" style:family="paragraph" style:parent-style-name="Standard">
      <style:text-properties fo:font-weight="bold" officeooo:paragraph-rsid="0030d8ce" style:font-weight-asian="bold" style:font-weight-complex="bold"/>
    </style:style>
    <style:style style:name="P12" style:family="paragraph" style:parent-style-name="Standard">
      <style:text-properties fo:color="#ce181e" fo:font-weight="bold" officeooo:rsid="001f7ac7" officeooo:paragraph-rsid="001f7ac7" style:font-weight-asian="bold" style:font-weight-complex="bold"/>
    </style:style>
    <style:style style:name="P13" style:family="paragraph" style:parent-style-name="Standard">
      <style:text-properties fo:color="#ce181e" fo:font-weight="bold" officeooo:rsid="00391b3a" officeooo:paragraph-rsid="00391b3a" style:font-weight-asian="bold" style:font-weight-complex="bold"/>
    </style:style>
    <style:style style:name="P14" style:family="paragraph" style:parent-style-name="Standard">
      <style:text-properties fo:color="#ce181e" fo:font-style="normal" fo:font-weight="bold" officeooo:rsid="00261ff5" officeooo:paragraph-rsid="00261ff5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weight="normal" officeooo:rsid="001f7ac7" officeooo:paragraph-rsid="001f7ac7" style:font-weight-asian="normal" style:font-weight-complex="normal"/>
    </style:style>
    <style:style style:name="P16" style:family="paragraph" style:parent-style-name="Standard">
      <style:text-properties fo:font-weight="normal" officeooo:rsid="0028dbf6" officeooo:paragraph-rsid="0028dbf6" style:font-weight-asian="normal" style:font-weight-complex="normal"/>
    </style:style>
    <style:style style:name="P17" style:family="paragraph" style:parent-style-name="Standard">
      <style:text-properties fo:font-weight="normal" officeooo:rsid="00391b3a" officeooo:paragraph-rsid="00391b3a" style:font-weight-asian="normal" style:font-weight-complex="normal"/>
    </style:style>
    <style:style style:name="P18" style:family="paragraph" style:parent-style-name="Standard">
      <style:text-properties officeooo:rsid="00261ff5" officeooo:paragraph-rsid="00261ff5"/>
    </style:style>
    <style:style style:name="P19" style:family="paragraph" style:parent-style-name="Standard">
      <style:text-properties officeooo:paragraph-rsid="0030d8ce"/>
    </style:style>
    <style:style style:name="P20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paragraph-rsid="00391b3a" style:font-weight-asian="normal" style:font-weight-complex="normal"/>
    </style:style>
    <style:style style:name="P21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paragraph-rsid="00391b3a" style:font-weight-asian="bold" style:font-weight-complex="bold"/>
    </style:style>
    <style:style style:name="P22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3f5f26" officeooo:paragraph-rsid="003f5f26" style:font-weight-asian="bold" style:font-weight-complex="bold"/>
    </style:style>
    <style:style style:name="P23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42e186" officeooo:paragraph-rsid="0042e186" style:font-weight-asian="bold" style:font-weight-complex="bold"/>
    </style:style>
    <style:style style:name="P24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44c208" officeooo:paragraph-rsid="0044c208" style:font-weight-asian="bold" style:font-weight-complex="bold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3f5f26" officeooo:paragraph-rsid="003f5f26" style:font-weight-asian="bold" style:font-weight-complex="bold"/>
    </style:style>
    <style:style style:name="P26" style:family="paragraph" style:parent-style-name="Standard">
      <style:paragraph-properties fo:break-before="page"/>
      <style:text-properties officeooo:paragraph-rsid="0030d8ce"/>
    </style:style>
    <style:style style:name="T1" style:family="text">
      <style:text-properties officeooo:rsid="00206126"/>
    </style:style>
    <style:style style:name="T2" style:family="text">
      <style:text-properties officeooo:rsid="0021b939"/>
    </style:style>
    <style:style style:name="T3" style:family="text">
      <style:text-properties officeooo:rsid="002c18ef"/>
    </style:style>
    <style:style style:name="T4" style:family="text">
      <style:text-properties officeooo:rsid="002d0dd4"/>
    </style:style>
    <style:style style:name="T5" style:family="text">
      <style:text-properties style:font-name="Liberation Mono" fo:font-size="11pt" fo:font-style="normal" style:font-size-asian="11pt" style:font-style-asian="normal"/>
    </style:style>
    <style:style style:name="T6" style:family="text">
      <style:text-properties fo:font-weight="normal" officeooo:rsid="002d0dd4" style:font-weight-asian="normal" style:font-weight-complex="normal"/>
    </style:style>
    <style:style style:name="T7" style:family="text">
      <style:text-properties fo:color="#ce181e"/>
    </style:style>
    <style:style style:name="T8" style:family="text">
      <style:text-properties fo:color="#ce181e" officeooo:rsid="002d0dd4"/>
    </style:style>
    <style:style style:name="T9" style:family="text">
      <style:text-properties officeooo:rsid="003b489d"/>
    </style:style>
    <style:style style:name="T10" style:family="text">
      <style:text-properties officeooo:rsid="0040333c"/>
    </style:style>
    <style:style style:name="T11" style:family="text">
      <style:text-properties fo:color="#a9b7c6" style:font-name="DejaVu Sans Mono" fo:font-size="9pt" fo:font-weight="normal" style:font-size-asian="9pt" style:font-style-asian="normal" style:font-weight-asian="normal"/>
    </style:style>
    <style:style style:name="T12" style:family="text">
      <style:text-properties fo:color="#6897bb" style:font-name="DejaVu Sans Mono" fo:font-size="9pt" fo:font-weight="normal" style:font-size-asian="9pt" style:font-style-asian="normal" style:font-weight-asian="normal"/>
    </style:style>
    <style:style style:name="T13" style:family="text">
      <style:text-properties fo:color="#cc7832" style:font-name="DejaVu Sans Mono" fo:font-size="9pt" fo:font-weight="normal" style:font-size-asian="9pt" style:font-style-asian="normal" style:font-weight-asian="normal"/>
    </style:style>
    <style:style style:name="T14" style:family="text">
      <style:text-properties style:font-name="DejaVu Sans Mono" fo:font-size="9pt" fo:font-weight="normal" style:font-size-asian="9pt" style:font-style-asian="normal" style:font-weight-asian="normal"/>
    </style:style>
    <style:style style:name="T15" style:family="text">
      <style:text-properties style:font-name="DejaVu Sans Mono" fo:font-size="9pt" fo:font-weight="normal" style:font-size-asian="9pt" style:font-style-asian="normal" style:font-weight-asian="normal"/>
    </style:style>
    <style:style style:name="T16" style:family="text">
      <style:text-properties style:font-name="DejaVu Sans Mono" fo:font-size="9pt" fo:font-weight="normal" style:font-size-asian="9pt" style:font-style-asian="normal" style:font-weight-asian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S 224n: Assignment #5</text:p>
      <text:p text:style-name="Standard"/>
      <text:p text:style-name="P1"/>
      <text:p text:style-name="P2"/>
      <text:p text:style-name="P2">(a) (1 point) (written) In Assignment 4 we used 256-dimensional word embeddings (e word = 256),</text:p>
      <text:p text:style-name="P2">while in this assignment, it turns out that a character embedding size of 50 suffices (e char = 50).</text:p>
      <text:p text:style-name="P2">In 1-2 sentences, explain one reason why the embedding size used for character-level embeddings is</text:p>
      <text:p text:style-name="P2">typically lower than that used for word embeddings.</text:p>
      <text:p text:style-name="P2"/>
      <text:p text:style-name="P12">Answer:</text:p>
      <text:p text:style-name="P2"/>
      <text:p text:style-name="P3"><text:span text:style-name="T1">Most character itself doesn`t have meaning , it`s just part of word, but word itself have meanings. . And , </text:span>Characters construct words, words construct sentence, So the information contained in <text:span text:style-name="T2">the sentence</text:span> <text:span text:style-name="T2">is</text:span> <text:span text:style-name="T2">more</text:span> than <text:span text:style-name="T2">word</text:span>, So we need larger dimensions for words than characters to store more information.</text:p>
      <text:p text:style-name="P3"/>
      <text:p text:style-name="P3"/>
      <text:p text:style-name="P15">(b) (1 point) (written) Write down the total number of parameters in the character-based embedding</text:p>
      <text:p text:style-name="P15">model (Figure 2), then do the same for the word-based lookup embedding model (Figure 1). Write</text:p>
      <text:p text:style-name="P15">each answer as a single expression (though you may show working) in terms of e char , k, e word ,</text:p>
      <text:p text:style-name="P15">V word (the size of the word-vocabulary in the lookup embedding model) and V char (the size of the</text:p>
      <text:p text:style-name="P15">character-vocabulary in the character-based embedding model).</text:p>
      <text:p text:style-name="P15">Given that in our code, k = 5, V word ≈ 50, 000 and V char = 96, state which model has more</text:p>
      <text:p text:style-name="P15">parameters, and by what factor (e.g. twice as many? a thousand times as many?).</text:p>
      <text:p text:style-name="P2"/>
      <text:p text:style-name="P2"/>
      <text:p text:style-name="P14">Answer:</text:p>
      <text:p text:style-name="P18"/>
      <text:p text:style-name="P5">Word based embedding model learnable parameter :</text:p>
      <text:p text:style-name="P5"/>
      <text:p text:style-name="P6"><draw:frame draw:style-name="fr1" draw:name="Object1" text:anchor-type="as-char" svg:y="-0.1484in" svg:width="1.2984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Character based embedding model learnable parameter:</text:p>
      <text:p text:style-name="P6"/>
      <text:p text:style-name="P6"><draw:frame draw:style-name="fr1" draw:name="Object2" text:anchor-type="as-char" svg:y="-0.1484in" svg:width="1.2409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4">Given that in our code, k = 5, V word ≈ 50, 000 and V char = 96, state which model has more</text:p>
      <text:p text:style-name="P4">parameters, and by what factor (e.g. twice as many? a thousand times as many?).</text:p>
      <text:p text:style-name="P4"/>
      <text:p text:style-name="P7">Word based emebedding has more parameters. <text:s/><text:span text:style-name="T3">About 63.7 times of char embedding.</text:span></text:p>
      <text:p text:style-name="P7"/>
      <text:p text:style-name="P8">In our case:</text:p>
      <text:p text:style-name="P8">For CNN / CharEmbedding model:</text:p>
      <text:p text:style-name="P8"/>
      <text:p text:style-name="P8"><draw:frame draw:style-name="fr1" draw:name="Object3" text:anchor-type="as-char" svg:y="-0.152in" svg:width="5.8417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1" draw:name="Object4" text:anchor-type="as-char" svg:y="-0.1484in" svg:width="2.1508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1" draw:name="Object5" text:anchor-type="as-char" svg:y="-0.1484in" svg:width="2.202in" svg:height="0.2091in" draw:z-index="4"><draw:object xlink:href="./Object 5" xlink:type="simple" xlink:show="embed" xlink:actuate="onLoad"/><draw:image xlink:href="./ObjectReplacements/Object 5" xlink:type="simple" xlink:show="embed" xlink:actuate="onLoad"/></draw:frame><text:s/>= 63.7</text:p>
      <text:p text:style-name="P26"><text:span text:style-name="T6"/></text:p>
      <text:p text:style-name="P19"><text:span text:style-name="T6">(c) (2 points) (written) In step 3 of the character-based embedding model, instead of using a 1D con-</text:span></text:p>
      <text:p text:style-name="P19"><text:span text:style-name="T6">vnet, we could have used a RNN instead (e.g. feed the sequence of characters into a bidirectional</text:span></text:p>
      <text:p text:style-name="P19"><text:span text:style-name="T6">LSTM and combine the hidden states using max-pooling). Explain one advantage of using a con-</text:span></text:p>
      <text:p text:style-name="P19"><text:span text:style-name="T6">volutional architecture rather than a recurrent architecture for this purpose, making it clear how</text:span></text:p>
      <text:p text:style-name="P19"><text:span text:style-name="T6">the two contrast.</text:span></text:p>
      <text:p text:style-name="P19"><text:span text:style-name="T6"/></text:p>
      <text:p text:style-name="P10"><text:span text:style-name="T8">A</text:span><text:span text:style-name="T7">nswer</text:span>:</text:p>
      <text:p text:style-name="P11"/>
      <text:p text:style-name="P11"><text:span text:style-name="T4">Compare to conv1d, RNN has much more parameters to learn than conv1d. For conv1d, the learning parameter size is </text:span><text:span text:style-name="T5">in_channel * out_channel * kernel_size + bias_size</text:span></text:p>
      <text:p text:style-name="P11"><text:span text:style-name="T4"><text:s/>In our case it`s 256 * 50 * 5 + 256 = 64256. For RNN model, the paramater size is (input_hidden <text:s/>+ hidden + bias_input + bias ) * k , for example the decoder RNN (similar to Embedding RNN) in out case, the parameter number will be <text:s/>: (256 * 256 +256) <text:s/>* k, even we take k =1, it still about 200 times more parameters than conv1d. <text:s text:c="2"/>So Conv1d will be much cheaper to train.</text:span></text:p>
      <text:p text:style-name="P16"/>
      <text:p text:style-name="P16"/>
      <text:p text:style-name="P16"/>
      <text:p text:style-name="P16">(d) (4 points) (written) In lectures we learned about both max-pooling and average-pooling. For each</text:p>
      <text:p text:style-name="P16">pooling method, please explain one advantage in comparison to the other pooling method. For</text:p>
      <text:p text:style-name="P16">each advantage, make it clear how the two contrast, and write to a similar level of detail as in the</text:p>
      <text:p text:style-name="P16">example given in the previous question.</text:p>
      <text:p text:style-name="P16"/>
      <text:p text:style-name="P13">Answer:</text:p>
      <text:p text:style-name="P17"/>
      <text:p text:style-name="P21"><text:span text:style-name="T9">Average pooling brings all into count and flows it to next layer which means all values actually are used for feature mapping and creating output - which is a very generalized computation and keep more information, but lack of emphasizing of important data. <text:s/>Max pooling extracts the most important features (good features) with “zeroing out” less important feature, so the important feature got emphasized, so model can learn more towards important features.</text:span></text:p>
      <text:p text:style-name="P21"/>
      <text:p text:style-name="P21"/>
      <text:p text:style-name="P20">(h) (3 points) (coding and written) </text:p>
      <text:p text:style-name="P20">Once you’ve finished testing your module, write a short description of the tests you carried out,</text:p>
      <text:p text:style-name="P20">and why you believe they are sufficient. The 3 points for this question are awarded based on your</text:p>
      <text:p text:style-name="P20">written description of the tests only.</text:p>
      <text:p text:style-name="P21"/>
      <text:p text:style-name="P22">Test 1: </text:p>
      <text:p text:style-name="P22">Class initialization test:</text:p>
      <text:p text:style-name="P22"/>
      <text:p text:style-name="P22">Initialization a Highway model class <text:span text:style-name="T10">with a random parameter, e.g . 5. <text:s/>Then check all two linear layers boht in nad <text:s/>out feature size. It should match. E.g :</text:span></text:p>
      <text:p text:style-name="P25"><text:span text:style-name="T14">from </text:span><text:span text:style-name="T14">highway </text:span><text:span text:style-name="T14">import </text:span><text:span text:style-name="T14">Highway</text:span><text:line-break/><text:line-break/><text:span text:style-name="T14">size = </text:span><text:span text:style-name="T14">5</text:span><text:line-break/><text:span text:style-name="T14">cnn = Highway(size)</text:span><text:line-break/><text:span text:style-name="T14">assert </text:span><text:span text:style-name="T14">cnn.gate_layer.in_features == size</text:span><text:line-break/><text:span text:style-name="T14">assert </text:span><text:span text:style-name="T14">cnn.proj_layer.out_features == size</text:span></text:p>
      <text:p text:style-name="P22"><text:span text:style-name="T11"/></text:p>
      <text:p text:style-name="P22"/>
      <text:p text:style-name="P23"><text:soft-page-break/>Test 2:</text:p>
      <text:p text:style-name="P24">Shapes and Types</text:p>
      <text:p text:style-name="P24"/>
      <text:p text:style-name="P24">Initialize a tensor with same size that we will be feed in to Highway module, check the module output (forward) shapes and types are expected sizes. <text:s/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q serif" svg:font-family="'q serif', Georgia, Times, 'Times New Roman', 'Hiragino Kaku Gothic Pro', Meiryo, serif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02:06:03.159702379</meta:creation-date>
    <dc:date>2019-02-22T04:32:03.552361855</dc:date>
    <meta:editing-duration>PT1H23M16S</meta:editing-duration>
    <meta:editing-cycles>33</meta:editing-cycles>
    <meta:generator>LibreOffice/6.1.4.2$Linux_X86_64 LibreOffice_project/10$Build-2</meta:generator>
    <meta:document-statistic meta:table-count="0" meta:image-count="0" meta:object-count="5" meta:page-count="3" meta:paragraph-count="52" meta:word-count="728" meta:character-count="4222" meta:non-whitespace-character-count="3526"/>
  </office:meta>
</office:document-meta>
</file>

<file path=Object 1/content.xml><?xml version="1.0" encoding="utf-8"?>
<math xmlns="http://www.w3.org/1998/Math/MathML" display="block">
  <semantics>
    <mrow>
      <msub>
        <mi>N</mi>
        <mi mathvariant="italic">word</mi>
      </msub>
      <mo stretchy="false">=</mo>
      <mrow>
        <msub>
          <mi>e</mi>
          <mi mathvariant="italic">word</mi>
        </msub>
        <mo stretchy="false">∗</mo>
        <msub>
          <mi>V</mi>
          <mi mathvariant="italic">word</mi>
        </msub>
      </mrow>
    </mrow>
    <annotation encoding="StarMath 5.0">N_word = e_word * V_word</annotation>
  </semantics>
</math>
</file>

<file path=Object 2/content.xml><?xml version="1.0" encoding="utf-8"?>
<math xmlns="http://www.w3.org/1998/Math/MathML" display="block">
  <semantics>
    <mrow>
      <msub>
        <mi>N</mi>
        <mi mathvariant="italic">char</mi>
      </msub>
      <mo stretchy="false">=</mo>
      <mrow>
        <msub>
          <mi>e</mi>
          <mi mathvariant="italic">char</mi>
        </msub>
        <mo stretchy="false">∗</mo>
        <msub>
          <mi>V</mi>
          <mi mathvariant="italic">char</mi>
        </msub>
      </mrow>
    </mrow>
    <annotation encoding="StarMath 5.0">N_char = e_char * V_char</annotation>
  </semantics>
</math>
</file>

<file path=Object 3/content.xml><?xml version="1.0" encoding="utf-8"?>
<math xmlns="http://www.w3.org/1998/Math/MathML" display="block">
  <semantics>
    <mrow>
      <msub>
        <mi>N</mi>
        <mi mathvariant="italic">char</mi>
      </msub>
      <mo stretchy="false">=</mo>
      <mrow>
        <msub>
          <mi>n</mi>
          <mi mathvariant="italic">cnn</mi>
        </msub>
        <mo stretchy="false">+</mo>
        <msub>
          <mi>n</mi>
          <mi mathvariant="italic">highway</mi>
        </msub>
        <mo stretchy="false">+</mo>
        <msub>
          <mi>n</mi>
          <mrow/>
        </msub>
      </mrow>
      <mo stretchy="false">=</mo>
      <mrow>
        <mrow>
          <mo fence="true" stretchy="false">(</mo>
          <mrow>
            <mrow>
              <mrow>
                <mn>5</mn>
                <mo stretchy="false">∗</mo>
                <mn>256</mn>
                <mo stretchy="false">∗</mo>
                <mn>50</mn>
              </mrow>
              <mo stretchy="false">+</mo>
              <mn>256</mn>
            </mrow>
          </mrow>
          <mo fence="true" stretchy="false">)</mo>
        </mrow>
        <mo stretchy="false">+</mo>
        <mrow>
          <mo fence="true" stretchy="false">(</mo>
          <mrow>
            <mrow>
              <mrow>
                <mn>256</mn>
                <mo stretchy="false">∗</mo>
                <mn>256</mn>
                <mo stretchy="false">∗</mo>
                <mn>2</mn>
              </mrow>
              <mo stretchy="false">+</mo>
              <mrow>
                <mn>256</mn>
                <mo stretchy="false">∗</mo>
                <mn>2</mn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n>96</mn>
              <mo stretchy="false">∗</mo>
              <mn>50</mn>
            </mrow>
          </mrow>
          <mo fence="true" stretchy="false">)</mo>
        </mrow>
      </mrow>
      <mo stretchy="false">=</mo>
      <mn>200640</mn>
    </mrow>
    <annotation encoding="StarMath 5.0">N_char = n_cnn+n_highway+n_char_embedding = (5 * 256 * 50 + 256) + (256 * 256 * 2 + 256 * 2) + ( 96 * 50)  =  200640</annotation>
  </semantics>
</math>
</file>

<file path=Object 4/content.xml><?xml version="1.0" encoding="utf-8"?>
<math xmlns="http://www.w3.org/1998/Math/MathML" display="block">
  <semantics>
    <mrow>
      <msub>
        <mi>N</mi>
        <mi mathvariant="italic">word</mi>
      </msub>
      <mo stretchy="false">=</mo>
      <mrow>
        <mn>256</mn>
        <mo stretchy="false">∗</mo>
        <mn>50000</mn>
      </mrow>
      <mo stretchy="false">=</mo>
      <mn>12800000</mn>
    </mrow>
    <annotation encoding="StarMath 5.0">N_word = 256 * 50000 = 12800000</annotation>
  </semantics>
</math>
</file>

<file path=Object 5/content.xml><?xml version="1.0" encoding="utf-8"?>
<math xmlns="http://www.w3.org/1998/Math/MathML" display="block">
  <semantics>
    <mrow>
      <mrow>
        <msub>
          <mi>N</mi>
          <mi mathvariant="italic">word</mi>
        </msub>
        <mo stretchy="false">/</mo>
        <msub>
          <mi>N</mi>
          <mi mathvariant="italic">char</mi>
        </msub>
      </mrow>
      <mo stretchy="false">=</mo>
      <mrow>
        <mn>12800000</mn>
        <mo stretchy="false">/</mo>
        <mn>200640</mn>
      </mrow>
    </mrow>
    <annotation encoding="StarMath 5.0">N_word / N_char = 12800000 / 200640</annotation>
  </semantics>
</math>
</file>